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001360ab" officeooo:paragraph-rsid="0014dccb" style:font-style-asian="normal" style:font-style-complex="normal"/>
    </style:style>
    <style:style style:name="P2" style:family="paragraph" style:parent-style-name="Text_20_body">
      <style:text-properties fo:font-style="normal" officeooo:rsid="0014dccb" officeooo:paragraph-rsid="0014dccb" style:font-style-asian="normal" style:font-style-complex="normal"/>
    </style:style>
    <style:style style:name="P3" style:family="paragraph" style:parent-style-name="Text_20_body">
      <style:text-properties fo:font-style="normal" officeooo:rsid="0014dccb" officeooo:paragraph-rsid="0014dccb" style:font-style-asian="normal" style:font-style-complex="normal"/>
    </style:style>
    <style:style style:name="T1" style:family="text">
      <style:text-properties officeooo:rsid="0014d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kwa ina la rahamani<text:line-break/>naanda nudhuma hini<text:line-break/>ina ya pili ramani<text:line-break/>namwandikiya yahaya</text:span></text:p>
      <text:p text:style-name="P2"/>
      <text:p text:style-name="P2">kwenye ramani ya kwanda<text:line-break/>banati naliwafunda<text:line-break/>na hini nimeiunda<text:line-break/>wavulana kuwambiya</text:p>
      <text:p text:style-name="P2"/>
      <text:p text:style-name="P2">na asili ya kwandika<text:line-break/>nahisi wana wataka<text:line-break/>baba piya kadhalika<text:line-break/>mimi alinandikiya</text:p>
      <text:p text:style-name="P2"/>
      <text:p text:style-name="P2">baba bwana ahmadi<text:line-break/>atamjazi wadudi<text:line-break/>kwani alijitahidi<text:line-break/>kunandikiya wasiya </text:p>
      <text:p text:style-name="P2"/>
      <text:p text:style-name="P2">hapo zamani za yana<text:line-break/>ndiyo la wasiya yina<text:line-break/>alonandikia bwana<text:line-break/>babangu kaniwatiya</text:p>
      <text:p text:style-name="P2"/>
      <text:p text:style-name="P2">nami katika ramani<text:line-break/>tayipinda kubaini<text:line-break/>yale ninayoamini<text:line-break/>yaweza kusaidiya</text:p>
      <text:p text:style-name="P2"/>
      <text:p text:style-name="P2">tanena naloyatuma<text:line-break/>na yale niloyasoma<text:line-break/>tazitaya na hekima<text:line-break/>kwa watu nilopokeya</text:p>
      <text:p text:style-name="P2"/>
      <text:p text:style-name="P2">yale nitayakusanya<text:line-break/>mbali mbali kutanganya<text:line-break/>lengo langu ni kufanya<text:line-break/><text:soft-page-break/>kama la maisha boy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6:22:44.492263533</meta:creation-date>
    <meta:editing-duration>P0D</meta:editing-duration>
    <meta:editing-cycles>3</meta:editing-cycles>
    <meta:generator>LibreOffice/4.2.4.2$Linux_X86_64 LibreOffice_project/420m0$Build-2</meta:generator>
    <dc:title>andika</dc:title>
    <dc:date>2014-09-07T16:40:13.993052785</dc:date>
    <dc:creator>Kevin Donnelly</dc:creator>
    <meta:document-statistic meta:table-count="0" meta:image-count="0" meta:object-count="0" meta:page-count="2" meta:paragraph-count="8" meta:word-count="90" meta:character-count="612" meta:non-whitespace-character-count="528"/>
    <meta:template xlink:type="simple" xlink:actuate="onRequest" xlink:title="andika" xlink:href="../../../../../data/libreoffice/templates/andika1.ott" meta:date="2014-05-30T16:22:44.403203348"/>
  </office:meta>
</office:document-meta>
</file>